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 svg:font-family="'Courier New'" style:font-adornments="Normal"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List_20_Paragraph" style:list-style-name="WWNum1">
      <style:paragraph-properties fo:text-align="justify" style:justify-single-word="false"/>
    </style:style>
    <style:style style:name="P4" style:family="paragraph" style:parent-style-name="List_20_Paragraph" style:list-style-name="WWNum3">
      <style:paragraph-properties fo:margin-left="1.251cm" fo:margin-right="0cm" fo:text-align="justify" style:justify-single-word="false" fo:text-indent="-0.499cm" style:auto-text-indent="false"/>
    </style:style>
    <style:style style:name="P5" style:family="paragraph" style:parent-style-name="List_20_Paragraph" style:list-style-name="WWNum1">
      <style:paragraph-properties fo:margin-left="1.251cm" fo:margin-right="0cm" fo:text-align="justify" style:justify-single-word="false" fo:text-indent="-0.499cm" style:auto-text-indent="false"/>
    </style:style>
    <style:style style:name="P6" style:family="paragraph" style:parent-style-name="List_20_Paragraph" style:list-style-name="WWNum4">
      <style:paragraph-properties fo:margin-left="1.501cm" fo:margin-right="0cm" fo:text-align="justify" style:justify-single-word="false" fo:text-indent="-0.75cm" style:auto-text-indent="false"/>
    </style:style>
    <style:style style:name="P7" style:family="paragraph" style:parent-style-name="Standard">
      <style:text-properties style:font-name="Times New Roman" fo:font-size="14pt" style:font-size-asian="14pt" style:font-name-complex="Times New Roman1" style:font-size-complex="14pt"/>
    </style:style>
    <style:style style:name="P8" style:family="paragraph" style:parent-style-name="Standard">
      <style:text-properties style:font-name="Times New Roman" style:font-name-complex="Times New Roman1"/>
    </style:style>
    <style:style style:name="P9" style:family="paragraph" style:parent-style-name="Standard">
      <style:paragraph-properties fo:text-align="end" style:justify-single-word="false"/>
      <style:text-properties style:font-name="Times New Roman" style:font-name-complex="Times New Roman1"/>
    </style:style>
    <style:style style:name="P10" style:family="paragraph" style:parent-style-name="Standard">
      <style:paragraph-properties fo:text-align="justify" style:justify-single-word="false"/>
      <style:text-properties style:font-name="Times New Roman" style:font-name-complex="Times New Roman1"/>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fo:color="#ff0000" style:font-name="Times New Roman" fo:language="es" fo:country="ES" style:font-name-complex="Times New Roman1"/>
    </style:style>
    <style:style style:name="P15" style:family="paragraph" style:parent-style-name="Standard">
      <style:paragraph-properties fo:text-align="justify" style:justify-single-word="false" fo:break-before="page"/>
    </style:style>
    <style:style style:name="P16" style:family="paragraph" style:parent-style-name="Standard">
      <style:paragraph-properties fo:margin-left="0cm" fo:margin-right="0cm" fo:text-align="justify" style:justify-single-word="false" fo:text-indent="0.751cm" style:auto-text-indent="false"/>
      <style:text-properties style:font-name="Times New Roman" style:font-name-complex="Times New Roman1"/>
    </style:style>
    <style:style style:name="P17" style:family="paragraph" style:parent-style-name="Standard">
      <style:paragraph-properties fo:margin-left="0cm" fo:margin-right="0cm" fo:text-align="justify" style:justify-single-word="false" fo:text-indent="0.751cm" style:auto-text-indent="false"/>
      <style:text-properties style:font-name="Times New Roman" fo:language="es" fo:country="ES" style:font-name-complex="Times New Roman1"/>
    </style:style>
    <style:style style:name="P18" style:family="paragraph" style:parent-style-name="Standard">
      <style:paragraph-properties fo:margin-left="0cm" fo:margin-right="0cm" fo:text-align="justify" style:justify-single-word="false" fo:text-indent="0.751cm" style:auto-text-indent="false"/>
      <style:text-properties style:font-name="Times New Roman" fo:language="en" fo:country="US" style:font-name-complex="Times New Roman1"/>
    </style:style>
    <style:style style:name="P19" style:family="paragraph" style:parent-style-name="Standard">
      <style:paragraph-properties fo:margin-left="0cm" fo:margin-right="0cm" fo:text-align="justify" style:justify-single-word="false" fo:text-indent="0.751cm" style:auto-text-indent="false"/>
    </style:style>
    <style:style style:name="P20" style:family="paragraph" style:parent-style-name="Standard">
      <style:paragraph-properties fo:margin-left="0cm" fo:margin-right="0cm" fo:text-align="justify" style:justify-single-word="false" fo:orphans="2" fo:widows="2" fo:text-indent="0.751cm" style:auto-text-indent="false"/>
    </style:style>
    <style:style style:name="P21" style:family="paragraph" style:parent-style-name="Standard">
      <style:paragraph-properties fo:margin-left="0cm" fo:margin-right="0cm" fo:text-align="justify" style:justify-single-word="false" fo:orphans="2" fo:widows="2" fo:text-indent="0.751cm" style:auto-text-indent="false"/>
      <style:text-properties fo:color="#000000" style:font-name="Times New Roman" fo:language="es" fo:country="ES" style:font-name-complex="Times New Roman1"/>
    </style:style>
    <style:style style:name="P22" style:family="paragraph" style:parent-style-name="Standard">
      <style:paragraph-properties fo:margin-left="0cm" fo:margin-right="0cm" fo:text-align="justify" style:justify-single-word="false" fo:text-indent="0.751cm" style:auto-text-indent="false"/>
      <style:text-properties fo:color="#ff0000" style:font-name="Times New Roman" fo:language="es" fo:country="ES" style:font-name-complex="Times New Roman1"/>
    </style:style>
    <style:style style:name="P23" style:family="paragraph" style:parent-style-name="Standard">
      <style:paragraph-properties fo:margin-left="1.251cm" fo:margin-right="0cm" fo:text-align="justify" style:justify-single-word="false" fo:text-indent="0.75cm" style:auto-text-indent="false"/>
      <style:text-properties style:font-name="Times New Roman" style:font-name-complex="Times New Roman1"/>
    </style:style>
    <style:style style:name="P24" style:family="paragraph" style:parent-style-name="Standard">
      <style:paragraph-properties fo:margin-left="1.251cm" fo:margin-right="0cm" fo:text-align="justify" style:justify-single-word="false" fo:text-indent="0.75cm" style:auto-text-indent="false"/>
    </style:style>
    <style:style style:name="P25" style:family="paragraph" style:parent-style-name="Standard" style:master-page-name="First_20_Page">
      <style:paragraph-properties style:page-number="auto"/>
      <style:text-properties style:font-name="Times New Roman" fo:font-size="14pt" style:font-size-asian="14pt" style:font-name-complex="Times New Roman1" style:font-size-complex="14pt"/>
    </style:style>
    <style:style style:name="P26" style:family="paragraph" style:parent-style-name="Standard" style:list-style-name="L1">
      <style:paragraph-properties fo:margin-left="1.251cm" fo:margin-right="0cm" fo:text-align="justify" style:justify-single-word="false" fo:text-indent="-0.635cm" style:auto-text-indent="false"/>
      <style:text-properties officeooo:paragraph-rsid="00160294"/>
    </style:style>
    <style:style style:name="T1" style:family="text">
      <style:text-properties style:font-name="Times New Roman" fo:font-size="24pt" fo:font-weight="bold" style:font-size-asian="24pt" style:font-weight-asian="bold" style:font-name-complex="Times New Roman1" style:font-size-complex="24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6pt" style:font-size-asian="16pt" style:font-name-complex="Times New Roman1" style:font-size-complex="16pt"/>
    </style:style>
    <style:style style:name="T4" style:family="text">
      <style:text-properties style:font-name="Times New Roman" fo:font-size="16pt" officeooo:rsid="00160294" style:font-size-asian="16pt" style:font-name-complex="Times New Roman1" style:font-size-complex="16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style:font-name-complex="Times New Roman1"/>
    </style:style>
    <style:style style:name="T8" style:family="text">
      <style:text-properties style:font-name="Times New Roman" officeooo:rsid="00160294" style:font-name-complex="Times New Roman1"/>
    </style:style>
    <style:style style:name="T9" style:family="text">
      <style:text-properties style:font-name="Times New Roman" fo:language="es" fo:country="ES" style:font-name-complex="Times New Roman1"/>
    </style:style>
    <style:style style:name="T10" style:family="text">
      <style:text-properties style:font-name="Times New Roman" fo:language="en" fo:country="US" style:font-name-complex="Times New Roman1"/>
    </style:style>
    <style:style style:name="T11" style:family="text">
      <style:text-properties style:font-name="Times New Roman" fo:language="en" fo:country="US" style:font-name-asian="Times New Roman1" style:font-name-complex="Times New Roman1"/>
    </style:style>
    <style:style style:name="T12" style:family="text">
      <style:text-properties fo:color="#000000" style:font-name="Times New Roman" fo:language="es" fo:country="ES" style:font-name-complex="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35cm" fo:text-indent="-0.635cm" fo:margin-left="7.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pan text:style-name="T1">ANTEPROYECTO</text:span></text:p>
      <text:p text:style-name="P8"/>
      <text:p text:style-name="P8"/>
      <text:p text:style-name="P8"/>
      <text:p text:style-name="P8"/>
      <text:p text:style-name="P8"/>
      <text:p text:style-name="P12"><text:span text:style-name="T2">“</text:span><text:span text:style-name="T3">Plataforma para la gestión de información de emergencias en centros geriátricos </text:span><text:span text:style-name="T4">con tecnologías</text:span><text:span text:style-name="T3"> web 2.0 </text:span><text:span text:style-name="T4">y de agentes inteligentes</text:span><text:span text:style-name="T3">”</text:span></text:p>
      <text:p text:style-name="P8"/>
      <text:p text:style-name="P8"/>
      <text:p text:style-name="P8"/>
      <text:p text:style-name="P8"/>
      <text:p text:style-name="P8"/>
      <text:p text:style-name="P8"/>
      <text:p text:style-name="P8"/>
      <text:p text:style-name="P8"/>
      <text:p text:style-name="P8"/>
      <text:p text:style-name="P8"/>
      <text:p text:style-name="P8"/>
      <text:p text:style-name="P13"><text:span text:style-name="T5">TUTOR:</text:span><text:span text:style-name="T7"> Carlos Ángel Iglesias Fernández</text:span></text:p>
      <text:p text:style-name="P9"/>
      <text:p text:style-name="P13"><text:span text:style-name="T5">ALUMNO:</text:span><text:span text:style-name="T7"> Juan Luis Molina Nogales</text:span></text:p>
      <text:p text:style-name="P9"/>
      <text:p text:style-name="P13"><text:span text:style-name="T6">Madrid, 20 de diciembre de 2010</text:span></text:p>
      <text:p text:style-name="P8"/>
      <text:p text:style-name="P8"/>
      <text:p text:style-name="P15"><text:span text:style-name="T5">INTRODUCCIÓN</text:span></text:p>
      <text:p text:style-name="P16"/>
      <text:p text:style-name="P19"><text:span text:style-name="T9">Uno de los mayores retos a los que se enfrenta un centro geriátrico es la atención de emergencias que puedan ocurrir en el mismo. Los centros geriátricos a menudo disponen de recursos limitados y la calidad en la respuesta ante estas emergencias puede no ser la más adecuada. Por ello, surge la necesidad de crear un sistema de gestión de alertas eficiente adaptado a este tipo de centros.</text:span></text:p>
      <text:p text:style-name="P16"/>
      <text:p text:style-name="P19"><text:span text:style-name="T12">Las situaciones de emergencia están asociadas a una situación de caos donde la información suele ser incompleta e imprecisa y, precisamente, esta falta de información dificulta la toma de decisiones y la gestión efectiva de las emergencias.</text:span></text:p>
      <text:p text:style-name="P16"/>
      <text:p text:style-name="P19"><text:span text:style-name="T9">La capacidad de acción es un aspecto de la gestión de emergencias a la que, a veces, no se da la importancia que merece. Se suele dar más prioridad a los recursos durante la fase de planificación y operativa por ser un elemento más tangible. Pero es la capacidad de acción la que determina la calidad de la respuesta a la emergencia. Una organización bien capacitada tiene más posibilidades de poner en marcha una operación creíble y efectiva y de atraer los recursos necesarios.</text:span></text:p>
      <text:p text:style-name="P17"/>
      <text:p text:style-name="P19"><text:span text:style-name="T9">Una herramienta que sirva de apoyo a los centros geriátricos puede ofrecer una capacidad de acción idónea ante situaciones de emergencia. El sistema tendrá que ser capaz de gestionar diferentes tipos de emergencias, tanto aquellas relacionadas con los pacientes internados en este tipo de centros como las emergencias generales, pero teniendo en cuenta la naturaleza de los internados y el especial tratamiento de las mismas.</text:span></text:p>
      <text:p text:style-name="P17"/>
      <text:p text:style-name="P20"><text:span text:style-name="T12">La web 2.0 ha supuesto una revolución social, permitiendo a los usuarios participar y colaborar en la generación de contenidos en la red, dando lugar a servicios de gran demanda, como las redes sociales.</text:span></text:p>
      <text:p text:style-name="P21"/>
      <text:p text:style-name="P20"><text:span text:style-name="T12">La utilización de las tecnologías de la web 2.0 sirve como una herramienta valiosa para contribuir favoreciendo el conocimiento público y la participación individual y social en la gestión de situaciones de emergencia en centros geriátricos. La plataforma permitirá a los usuarios y servicios del centro trabajar por un bien común, mediante una plataforma web y un conjunto de herramientas y servicios para ofrecer una funcionalidad cercana, sencilla y que dote su vida diaria de mayor seguridad.</text:span></text:p>
      <text:p text:style-name="P22"/>
      <text:p text:style-name="P19"><text:span text:style-name="T7">El departamento ha trabajado con anterioridad en el proyecto Desastres 2.0 [2], el cual es una aplicación colaborativa de gestión de información sobre catástrofes naturales. La experiencia adquirida en este proyecto se tomará como base para la realización de este trabajo.</text:span></text:p>
      <text:p text:style-name="P22"/>
      <text:p text:style-name="P14"/>
      <text:p text:style-name="P15"><text:span text:style-name="T5">OBJETIVOS</text:span></text:p>
      <text:p text:style-name="P16"/>
      <text:p text:style-name="P19"><text:span text:style-name="T7">El objetivo del proyecto es el desarrollo de una </text:span><text:span text:style-name="T12">plataforma social que permita la participación de los usuarios de un centro geriátrico en la gestión de la información relacionada con las posibles situaciones de emergencia que puedan darse.</text:span></text:p>
      <text:p text:style-name="P16"/>
      <text:p text:style-name="P19"><text:span text:style-name="T7">Durante el desarrollo se plantean varios objetivos:</text:span></text:p>
      <text:p text:style-name="P16"/>
      <text:list xml:id="list1650366104" text:style-name="WWNum3">
        <text:list-item>
          <text:p text:style-name="P4"><text:span text:style-name="T8">Análisis de la flexibilidad de la plataforma Desastres 2.0 y su adaptación al nuevo escenario</text:span></text:p>
        </text:list-item>
      </text:list>
      <text:p text:style-name="P23"/>
      <text:p text:style-name="P24"><text:span text:style-name="T7">La experiencia adquirida en el proyecto Desastres 2.0 será utilizada como punto de partida de este trabajo, adaptando las características comunes a un nuevo entorno. </text:span></text:p>
      <text:p text:style-name="P23"/>
      <text:list xml:id="list1948343270" text:continue-numbering="true" text:style-name="WWNum3">
        <text:list-item>
          <text:p text:style-name="P4"><text:span text:style-name="T7">Gestión de emergencias en centros geriátricos</text:span></text:p>
        </text:list-item>
      </text:list>
      <text:p text:style-name="P23"/>
      <text:p text:style-name="P24"><text:span text:style-name="T7">En los centros geriátricos hay personas enfermas de avanzada edad que pueden no valerse por sí mismas. Un mejor control de las emergencias que se producen en este tipo de centros aportaría un gran beneficio, tanto para los enfermos allí tratados como para los trabajadores del centro.</text:span></text:p>
      <text:p text:style-name="P23"/>
      <text:list xml:id="list1753152344" text:continue-numbering="true" text:style-name="WWNum3">
        <text:list-item>
          <text:p text:style-name="P4"><text:span text:style-name="T7">Gestión de recursos en una emergencia</text:span></text:p>
        </text:list-item>
      </text:list>
      <text:p text:style-name="P23"/>
      <text:p text:style-name="P24"><text:span text:style-name="T7">Los centros geriátricos no siempre disponen de una gran cantidad de recursos, lo que podría acarrear una respuesta no adecuada a una emergencia. El poseer una herramienta de gestión de emergencias facilitaría la contención de la misma.</text:span></text:p>
      <text:p text:style-name="P23"/>
      <text:list xml:id="list1954215343" text:continue-numbering="true" text:style-name="WWNum3">
        <text:list-item>
          <text:p text:style-name="P4"><text:span text:style-name="T7">Participación pública de personas en la gestión de emergencias</text:span></text:p>
        </text:list-item>
      </text:list>
      <text:p text:style-name="P23"/>
      <text:p text:style-name="P24"><text:span text:style-name="T7">Cuando ocurre una emergencia la falta de información acerca de ella puede dificultar la ejecución de una correcta acción sobre ella. La participación de personas ajenas al centro puede ser valiosa a la hora de mitigarla, por ejemplo si un anciano se escapa del centro y anda solo por la calle.</text:span></text:p>
      <text:list xml:id="list482378670" text:style-name="L1">
        <text:list-item>
          <text:p text:style-name="P26"><text:span text:style-name="T8">Desarrollo de un sistema multiagente que apoye en la toma de decisión en situaciones de emergencia</text:span></text:p>
          <text:p text:style-name="P26"><text:span text:style-name="T8">El proyecto analizará el uso de agentes inteligentes para la automatización de tareas en situaciones de emergencia, así como para la ayuda en la toma de decisiones en las mismas.</text:span></text:p>
        </text:list-item>
      </text:list>
      <text:p text:style-name="P16"/>
      <text:p text:style-name="P16"/>
      <text:p text:style-name="P16"/>
      <text:p text:style-name="P16"/>
      <text:p text:style-name="P12"><text:span text:style-name="T5">MÉTODOS Y FASES DE TRABAJO</text:span></text:p>
      <text:p text:style-name="P10"/>
      <text:p text:style-name="P12"><text:span text:style-name="T7">Las fases en las que está dividido el proyecto son:</text:span></text:p>
      <text:p text:style-name="P10"/>
      <text:list xml:id="list1931252650" text:style-name="WWNum1">
        <text:list-item>
          <text:p text:style-name="P3"><text:soft-page-break/><text:span text:style-name="T7">Toma de contacto con el entorno: iniciación en el entorno de desarrollo de agentes BDI JADEX, leyendo la documentación de la página oficial de JADEX y realizando los tutoriales propuestos en ella.</text:span></text:p>
        </text:list-item>
        <text:list-item>
          <text:p text:style-name="P3"><text:span text:style-name="T7">Toma de contacto con el proyecto: estudio de los ficheros ya existentes en el proyecto, donde se incluyen páginas web en JSP (JavaServer Pages), clases Java y los ya mencionados agentes JADEX, formados por ficheros de definición del agente (ADF - agent definition file), escritos en XML, y los planes de los agentes, escritos en Java.</text:span></text:p>
        </text:list-item>
        <text:list-item>
          <text:p text:style-name="P3"><text:span text:style-name="T7">Modificación del proyecto “Desastres 2.0”: tomando como base el proyecto de “Desastres 2.0”, modificar la interfaz gráfica y resto de características para adaptarlo al proyecto “Caronte”.</text:span></text:p>
        </text:list-item>
        <text:list-item>
          <text:p text:style-name="P3"><text:span text:style-name="T7">Realización de nuevos agentes: creación de los agentes correspondientes al proyecto e implementación de nuevas características a las ya existentes.</text:span></text:p>
        </text:list-item>
        <text:list-item>
          <text:p text:style-name="P5"><text:span text:style-name="T7">Redacción del documento: realización de la memoria final del proyecto fin de carrera, tomando las anotaciones previamente realizadas durante toda la realización del proyecto.</text:span></text:p>
        </text:list-item>
        <text:list-item>
          <text:p text:style-name="P5"><text:span text:style-name="T7">Preparación de la lectura: preparación de la presentación del trabajo durante la lectura y defensa del proyecto.</text:span></text:p>
        </text:list-item>
      </text:list>
      <text:p text:style-name="P10"/>
      <text:p text:style-name="P10"/>
      <text:p text:style-name="P10"><text:bookmark text:name="_GoBack"/></text:p>
      <text:p text:style-name="P10"/>
      <text:p text:style-name="P12"><text:span text:style-name="T5">MEDIOS QUE SE PRETENDEN UTILIZAR</text:span></text:p>
      <text:p text:style-name="P16"/>
      <text:p text:style-name="P19"><text:span text:style-name="T7">Para la realización del proyecto será necesario un ordenador, con un sistema operativo indiferente, ya sea Windows, Linux o Mac OS X. El ordenador donde realice el proyecto deberá de contar con el entorno de desarrollo integrado (IDE) NetBeans con el paquete de J2EE y el servidor web Apache Tomcat instalados, el entorno de desarrollo de agentes BDI JADEX y un navegador web. Además es necesario el acceso a un sistema de control de versiones con Subversion (SVN) para descargar el código de “Desastres 2.0” y para ir subiendo mis avances en el proyecto “Caronte”.</text:span></text:p>
      <text:p text:style-name="P16"/>
      <text:p text:style-name="P16"/>
      <text:p text:style-name="P16"/>
      <text:p text:style-name="P16"/>
      <text:p text:style-name="P12"><text:span text:style-name="T5">BIBLIOGRAFÍA BÁSICA CONSULTADA EN LA ELABORACIÓN DEL ANTEPROYECTO</text:span></text:p>
      <text:p text:style-name="P16"/>
      <text:p text:style-name="P16"/>
      <text:list xml:id="list466942522" text:style-name="WWNum4">
        <text:list-item>
          <text:p text:style-name="P6"><text:span text:style-name="T7">“Memoria descriptiva técnico-económica Caronte” </text:span></text:p>
        </text:list-item>
      </text:list>
      <text:p text:style-name="P16"/>
      <text:list xml:id="list711783911" text:continue-numbering="true" text:style-name="WWNum4">
        <text:list-item>
          <text:p text:style-name="P6"><text:span text:style-name="T7">J. Camarero y C. A. Iglesias. </text:span><text:span text:style-name="T10">“Disasters2.0: Application of web 2.0 technologies in emergency situations”.</text:span></text:p>
        </text:list-item>
      </text:list>
      <text:p text:style-name="P18"/>
      <text:list xml:id="list571340872" text:continue-numbering="true" text:style-name="WWNum4">
        <text:list-item>
          <text:p text:style-name="P6"><text:span text:style-name="T7">J. Camarero. “</text:span><text:span text:style-name="T12">Evaluación de las tecnologías de la web móvil 2.0. Desarrollo de un prototipo de web móvil de la ETSIT con tecnología Mobile Ajax”. Proyecto fin de carrera</text:span></text:p>
        </text:list-item>
      </text:list>
      <text:p text:style-name="P16"/>
      <text:list xml:id="list296288710" text:continue-numbering="true" text:style-name="WWNum4">
        <text:list-item>
          <text:p text:style-name="P6"><text:soft-page-break/><text:span text:style-name="T10">University of Hamburg. “Jadex online documentation”. </text:span><text:a xlink:type="simple" xlink:href="http://jadex-agents.informatik.uni-hamburg.de/xwiki/bin/view/Resources/Online+Documentation"><text:span text:style-name="T7">http://jadex-agents.informatik.uni-hamburg.de/xwiki/bin/view/Resources/Online+Documentation</text:span></text:a></text:p>
        </text:list-item>
      </text:list>
      <text:p text:style-name="P16"/>
      <text:list xml:id="list1528170624" text:continue-numbering="true" text:style-name="WWNum4">
        <text:list-item>
          <text:p text:style-name="P6"><text:span text:style-name="T10">Wikipedia “Web 2.0”. </text:span><text:a xlink:type="simple" xlink:href="http://es.wikipedia.org/wiki/Web_2.0">http://es.wikipedia.org/wiki/Web_2.0</text:a><text:span text:style-name="T10">, </text:span><text:a xlink:type="simple" xlink:href="http://en.wikipedia.org/wiki/Web_2.0">http://en.wikipedia.org/wiki/Web_2.0</text:a></text:p>
        </text:list-item>
      </text:list>
      <text:p text:style-name="P18"/>
      <text:list xml:id="list1827384637" text:continue-numbering="true" text:style-name="WWNum4">
        <text:list-item>
          <text:p text:style-name="P6"><text:span text:style-name="T10">Wikipedia. “</text:span><text:span text:style-name="T11">Representational State Transfer</text:span><text:span text:style-name="T10"> (REST)”. </text:span><text:a xlink:type="simple" xlink:href="http://es.wikipedia.org/wiki/Representational_State_Transfer"><text:span text:style-name="T7">http://es.wikipedia.org/wiki/Representational_State_Transfer</text:span></text:a><text:span text:style-name="T7">, </text:span><text:a xlink:type="simple" xlink:href="http://en.wikipedia.org/wiki/Representational_State_Transfer"><text:span text:style-name="T7">http://en.wikipedia.org/wiki/Representational_State_Transfe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 svg:font-family="'Courier New'" style:font-adornments="Normal"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s" fo:country="ES" style:letter-kerning="true" style:font-name-asian="DejaVu Sans" style:font-size-asian="12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49cm" fo:margin-bottom="0.049cm"/>
      <style:text-properties style:font-name="Times" fo:font-size="24pt" fo:font-weight="bold" style:letter-kerning="true" style:font-size-asian="24pt" style:font-weight-asian="bold" style:font-size-complex="24pt" style:font-weight-complex="bold"/>
    </style:style>
    <style:style style:name="List_20_Paragraph" style:display-name="List Paragraph" style:family="paragraph" style:parent-style-name="Standard"/>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Título_20_1_20_Car" style:display-name="Título 1 Car"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2595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2595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2"><text:page-number text:select-page="current">5</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Luis</meta:initial-creator>
    <meta:editing-cycles>7</meta:editing-cycles>
    <meta:creation-date>2010-12-20T07:23:00</meta:creation-date>
    <dc:date>2010-12-22T09:29:44</dc:date>
    <meta:editing-duration>PT00H05M49S</meta:editing-duration>
    <meta:generator>OpenOffice.org/3.2$Linux OpenOffice.org_project/320m19$Build-9505</meta:generator>
    <meta:document-statistic meta:table-count="0" meta:image-count="0" meta:object-count="0" meta:page-count="5" meta:paragraph-count="45" meta:word-count="1128" meta:character-count="7209"/>
    <meta:template xlink:type="simple" xlink:actuate="onRequest" xlink:title="Normal" xlink:href=""/>
  </office:meta>
</office:document-meta>
</file>